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9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0319in" style:font-size-asian="0.40319in" style:font-size-complex="0.4031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0319in" style:font-size-asian="0.40319in" style:font-size-complex="0.4031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0319in" style:font-size-asian="0.40319in" style:font-size-complex="0.40319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0319in" style:font-size-asian="0.40319in" style:font-size-complex="0.4031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0319in" style:font-size-asian="0.40319in" style:font-size-complex="0.4031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0319in" style:font-size-asian="0.40319in" style:font-size-complex="0.4031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4764in" style:font-size-asian="0.34764in" style:font-size-complex="0.3476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4764in" style:font-size-asian="0.34764in" style:font-size-complex="0.3476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4764in" style:font-size-asian="0.34764in" style:font-size-complex="0.3476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4764in" style:font-size-asian="0.34764in" style:font-size-complex="0.3476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4764in" style:font-size-asian="0.34764in" style:font-size-complex="0.3476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4764in" style:font-size-asian="0.34764in" style:font-size-complex="0.3476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4764in" style:font-size-asian="0.34764in" style:font-size-complex="0.3476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4764in" style:font-size-asian="0.34764in" style:font-size-complex="0.3476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4764in" style:font-size-asian="0.34764in" style:font-size-complex="0.3476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34764in" style:font-size-asian="0.34764in" style:font-size-complex="0.3476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8">
      <style:graphic-properties draw:fill="solid" draw:fill-color="#729fcf" draw:opacity="100%" draw:stroke="solid" svg:stroke-width="0.02778in" svg:stroke-color="#3465a4" svg:stroke-opacity="100%" style:protect=""/>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6">
      <style:graphic-properties draw:fill="none" draw:stroke="solid" svg:stroke-width="0.02083in" svg:stroke-color="#156082" svg:stroke-opacity="100%" draw:stroke-linejoin="miter" svg:stroke-linecap="butt"/>
    </style:style>
    <style:style style:family="text" style:name="a8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30236in" style:font-size-asian="0.30236in" style:font-size-complex="0.3023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no-wrap" fo:padding-top="0.05952in" fo:padding-bottom="0.05952in" fo:padding-left="0.11904in" fo:padding-right="0.11904in" draw:textarea-vertical-align="middle" draw:textarea-horizontal-align="left" draw:fill="solid" draw:fill-color="#729fcf" draw:opacity="20%" draw:stroke="solid" svg:stroke-width="0in" svg:stroke-color="#3465a4" svg:stroke-opacity="100%" draw:auto-grow-width="false" draw:auto-grow-height="false"/>
      <style:paragraph-properties style:font-independent-line-spacing="fals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no-wrap" fo:padding-top="0.05952in" fo:padding-bottom="0.05952in" fo:padding-left="0.11904in" fo:padding-right="0.11904in" draw:textarea-vertical-align="middle" draw:textarea-horizontal-align="center" draw:fill="solid" draw:fill-color="#729fcf" draw:opacity="100%" draw:stroke="solid" svg:stroke-width="0.01024in" svg:stroke-color="#3465a4" svg:stroke-opacity="100%" draw:stroke-linejoin="round" draw:auto-grow-width="false" draw:auto-grow-height="false"/>
      <style:paragraph-properties style:font-independent-line-spacing="fals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236in" style:font-size-asian="0.30236in" style:font-size-complex="0.3023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47">
      <style:graphic-properties fo:wrap-option="no-wrap" fo:padding-top="0.0619in" fo:padding-bottom="0.0619in" fo:padding-left="0.11904in" fo:padding-right="0.11904in" draw:textarea-vertical-align="middle" draw:textarea-horizontal-align="left" draw:fill="solid" draw:fill-color="#729fcf" draw:opacity="100%" draw:stroke="solid" svg:stroke-width="0.01024in" svg:stroke-color="#3465a4" svg:stroke-opacity="100%" draw:stroke-linejoin="round" draw:auto-grow-width="false" draw:auto-grow-height="false"/>
      <style:paragraph-properties style:font-independent-line-spacing="false" style:writing-mode="lr-tb"/>
    </style:style>
    <style:style style:family="presentation" style:name="a901">
      <style:graphic-properties draw:fill="solid" draw:fill-color="#729fcf" draw:opacity="100%" draw:stroke="solid" svg:stroke-width="0.02778in" svg:stroke-color="#3465a4" svg:stroke-opacity="100%" style:protect=""/>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no-wrap" fo:padding-top="0.05952in" fo:padding-bottom="0.05952in" fo:padding-left="0.11904in" fo:padding-right="0.11904in" draw:textarea-vertical-align="top" draw:textarea-horizontal-align="left" draw:fill="none" draw:stroke="none" draw:auto-grow-width="false" draw:auto-grow-height="false"/>
      <style:paragraph-properties style:font-independent-line-spacing="fals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no-wrap" fo:padding-top="0.05952in" fo:padding-bottom="0.05952in" fo:padding-left="0.11904in" fo:padding-right="0.11904in" draw:textarea-vertical-align="middle" draw:textarea-horizontal-align="center" draw:fill="solid" draw:fill-color="#729fcf" draw:opacity="100%" draw:stroke="solid" svg:stroke-width="0.01024in" svg:stroke-color="#3465a4" svg:stroke-opacity="100%" draw:stroke-linejoin="round" draw:auto-grow-width="false" draw:auto-grow-height="false"/>
      <style:paragraph-properties style:font-independent-line-spacing="fals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no-wrap" fo:padding-top="0.05952in" fo:padding-bottom="0.05952in" fo:padding-left="0.11904in" fo:padding-right="0.11904in" draw:textarea-vertical-align="middle" draw:textarea-horizontal-align="center" draw:fill="solid" draw:fill-color="#729fcf" draw:opacity="100%" draw:stroke="solid" svg:stroke-width="0.01024in" svg:stroke-color="#3465a4" svg:stroke-opacity="100%" draw:stroke-linejoin="round" draw:auto-grow-width="false" draw:auto-grow-height="false"/>
      <style:paragraph-properties style:font-independent-line-spacing="fals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18e9f"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47028in" style:font-size-asian="0.47028in" style:font-size-complex="0.47028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28521in" fo:margin-right="0in" fo:text-indent="-0.2814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952in" fo:padding-bottom="0.05952in" fo:padding-left="0.11904in" fo:padding-right="0.11904in" draw:textarea-vertical-align="top" draw:textarea-horizontal-align="left" draw:fill="none" draw:stroke="none" draw:auto-grow-width="false" draw:auto-grow-height="false"/>
      <style:paragraph-properties style:font-independent-line-spacing="fals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fo:wrap-option="no-wrap" fo:padding-top="0.05952in" fo:padding-bottom="0.05952in" fo:padding-left="0.11904in" fo:padding-right="0.11904in" draw:textarea-vertical-align="middle" draw:textarea-horizontal-align="center" draw:fill="solid" draw:fill-color="#729fcf" draw:opacity="100%" draw:stroke="solid" svg:stroke-width="0.01024in" svg:stroke-color="#3465a4" svg:stroke-opacity="100%" draw:stroke-linejoin="round" draw:auto-grow-width="false" draw:auto-grow-height="false"/>
      <style:paragraph-properties style:font-independent-line-spacing="fals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236in" style:font-size-asian="0.30236in" style:font-size-complex="0.3023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no-wrap" fo:padding-top="0.0619in" fo:padding-bottom="0.0619in" fo:padding-left="0.11904in" fo:padding-right="0.11904in" draw:textarea-vertical-align="middle" draw:textarea-horizontal-align="left" draw:fill="solid" draw:fill-color="#729fcf" draw:opacity="100%" draw:stroke="solid" svg:stroke-width="0.01024in" svg:stroke-color="#3465a4" svg:stroke-opacity="100%" draw:stroke-linejoin="round" draw:auto-grow-width="false" draw:auto-grow-height="false"/>
      <style:paragraph-properties style:font-independent-line-spacing="fals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7">
      <style:graphic-properties fo:wrap-option="no-wrap" fo:padding-top="0.05952in" fo:padding-bottom="0.05952in" fo:padding-left="0.11904in" fo:padding-right="0.11904in" draw:textarea-vertical-align="middle" draw:textarea-horizontal-align="left" draw:fill="solid" draw:fill-color="#729fcf" draw:opacity="100%" draw:stroke="solid" svg:stroke-width="0.01024in" svg:stroke-color="#3465a4" svg:stroke-opacity="100%" draw:stroke-linejoin="round" draw:auto-grow-width="false" draw:auto-grow-height="false"/>
      <style:paragraph-properties style:font-independent-line-spacing="false" style:writing-mode="lr-tb"/>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236in" style:font-size-asian="0.30236in" style:font-size-complex="0.3023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no-wrap" fo:padding-top="0.0619in" fo:padding-bottom="0.0619in" fo:padding-left="0.11904in" fo:padding-right="0.11904in" draw:textarea-vertical-align="middle" draw:textarea-horizontal-align="left" draw:fill="solid" draw:fill-color="#729fcf" draw:opacity="100%" draw:stroke="solid" svg:stroke-width="0.01024in" svg:stroke-color="#3465a4" svg:stroke-opacity="100%" draw:stroke-linejoin="round" draw:auto-grow-width="false" draw:auto-grow-height="false"/>
      <style:paragraph-properties style:font-independent-line-spacing="fals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236in" style:font-size-asian="0.30236in" style:font-size-complex="0.3023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fo:wrap-option="no-wrap" fo:padding-top="0.0619in" fo:padding-bottom="0.0619in" fo:padding-left="0.11904in" fo:padding-right="0.11904in" draw:textarea-vertical-align="middle" draw:textarea-horizontal-align="left" draw:fill="solid" draw:fill-color="#729fcf" draw:opacity="100%" draw:stroke="solid" svg:stroke-width="0.01024in" svg:stroke-color="#3465a4" svg:stroke-opacity="100%" draw:stroke-linejoin="round" draw:auto-grow-width="false" draw:auto-grow-height="false"/>
      <style:paragraph-properties style:font-independent-line-spacing="fals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1833in" style:font-size-asian="0.21833in" style:font-size-complex="0.218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no-wrap" fo:padding-top="0.05952in" fo:padding-bottom="0.05952in" fo:padding-left="0.11904in" fo:padding-right="0.11904in" draw:textarea-vertical-align="top" draw:textarea-horizontal-align="left" draw:fill="none" draw:stroke="none" draw:auto-grow-width="false" draw:auto-grow-height="false"/>
      <style:paragraph-properties style:font-independent-line-spacing="fals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no-wrap" fo:padding-top="0.05952in" fo:padding-bottom="0.05952in" fo:padding-left="0.11904in" fo:padding-right="0.11904in" draw:textarea-vertical-align="top" draw:textarea-horizontal-align="left" draw:fill="none" draw:stroke="none" draw:auto-grow-width="false" draw:auto-grow-height="false"/>
      <style:paragraph-properties style:font-independent-line-spacing="fals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028in" style:font-size-asian="0.25028in" style:font-size-complex="0.2502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694in" style:font-size-asian="0.20694in" style:font-size-complex="0.206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no-wrap" fo:padding-top="0.05952in" fo:padding-bottom="0.05952in" fo:padding-left="0.11904in" fo:padding-right="0.11904in" draw:textarea-vertical-align="middle" draw:textarea-horizontal-align="center" draw:fill="solid" draw:fill-color="#729fcf" draw:opacity="20%" draw:stroke="solid" svg:stroke-width="0.01024in" svg:stroke-color="#3465a4" svg:stroke-opacity="100%" draw:stroke-linejoin="round" draw:auto-grow-width="false" draw:auto-grow-height="false"/>
      <style:paragraph-properties style:font-independent-line-spacing="fals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30236in" style:font-size-asian="0.30236in" style:font-size-complex="0.30236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graphic-properties fo:wrap-option="no-wrap" fo:padding-top="0.0619in" fo:padding-bottom="0.0619in" fo:padding-left="0.11904in" fo:padding-right="0.11904in" draw:textarea-vertical-align="middle" draw:textarea-horizontal-align="left" draw:fill="solid" draw:fill-color="#729fcf" draw:opacity="20%" draw:stroke="solid" svg:stroke-width="0.01024in" svg:stroke-color="#3465a4" svg:stroke-opacity="100%" draw:stroke-linejoin="round" draw:auto-grow-width="false" draw:auto-grow-height="false"/>
      <style:paragraph-properties style:font-independent-line-spacing="fals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80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office:automatic-styles>
  <office:body>
    <office:presentation>
      <draw:page draw:name="Slide1" draw:style-name="a776" draw:master-page-name="Master1-Layout1-title-Title-Slide" presentation:presentation-page-layout-name="Master1-PPL1" draw:id="Slide-256">
        <draw:frame draw:id="id69" presentation:style-name="a780" draw:name="Title 1" svg:x="1.66667in" svg:y="1.22743in" svg:width="10in" svg:height="2.61111in" presentation:class="title" presentation:placeholder="false">
          <draw:text-box>
            <text:p text:style-name="a779" text:class-names="" text:cond-style-name=""><text:span text:style-name="a777" text:class-names="">A Well-known URL for publishing ECH config data</text:span><text:span text:style-name="a778" text:class-names=""/></text:p>
          </draw:text-box>
          <svg:title/>
          <svg:desc/>
        </draw:frame>
        <draw:frame draw:id="id70" presentation:style-name="a791" draw:name="Subtitle 2" svg:x="1.66667in" svg:y="3.93924in" svg:width="10in" svg:height="1.81076in" presentation:class="subtitle" presentation:placeholder="false">
          <draw:text-box>
            <text:p text:style-name="a785" text:class-names="" text:cond-style-name=""><text:span text:style-name="a781" text:class-names="">Stephen Farrell,<text:s text:c="1"/></text:span><text:span text:style-name="a782" text:class-names="">Rich<text:s text:c="1"/></text:span><text:span text:style-name="a783" text:class-names="">Salz</text:span><text:span text:style-name="a784" text:class-names="">, Ben Schwartz</text:span></text:p>
            <text:p text:style-name="a787" text:class-names="" text:cond-style-name=""><text:span text:style-name="a786" text:class-names=""/></text:p>
            <text:p text:style-name="a790" text:class-names="" text:cond-style-name=""><text:span text:style-name="a788" text:class-names="">IETF 120</text:span><text:span text:style-name="a789" text:class-names=""/></text:p>
          </draw:text-box>
          <svg:title/>
          <svg:desc/>
        </draw:frame>
        <draw:frame draw:id="id71" draw:style-name="a794" draw:name="Slide Number Placeholder 3" svg:x="9.41667in" svg:y="6.95139in" svg:width="3in" svg:height="0.39931in">
          <draw:text-box>
            <text:p text:style-name="a793" text:class-names="" text:cond-style-name=""><text:span text:style-name="a792" text:class-names=""><text:page-number style:num-format="1" text:fixed="false"/></text:span></text:p>
          </draw:text-box>
          <svg:title/>
          <svg:desc/>
        </draw:frame>
      </draw:page>
      <draw:page draw:name="Slide5" draw:style-name="a795" draw:master-page-name="Master1-Layout7-blank-Blank" presentation:presentation-page-layout-name="Master1-PPL7" draw:id="Slide-260">
        <draw:frame draw:id="id72" presentation:style-name="a799" draw:name="Title 1" svg:x="0.91667in" svg:y="0.39931in" svg:width="11.5in" svg:height="1.44965in" presentation:class="title" presentation:placeholder="false">
          <draw:text-box>
            <text:p text:style-name="a798" text:class-names="" text:cond-style-name=""><text:span text:style-name="a796" text:class-names="">Description</text:span><text:span text:style-name="a797" text:class-names=""/></text:p>
          </draw:text-box>
          <svg:title/>
          <svg:desc/>
        </draw:frame>
        <draw:frame draw:id="id73" presentation:style-name="a824" draw:name="Text Placeholder 2" svg:x="0.66684in" svg:y="1.69317in" svg:width="11.99836in" svg:height="4.3491in" presentation:class="outline" presentation:placeholder="false">
          <draw:text-box>
            <text:list text:style-name="a806">
              <text:list-item>
                <text:p text:style-name="a805" text:class-names="" text:cond-style-name=""><text:span text:style-name="a800" text:class-names="">ECH keys are<text:s text:c="1"/></text:span><text:span text:style-name="a801" text:class-names="">updated<text:s text:c="1"/></text:span><text:span text:style-name="a802" text:class-names="">regularly</text:span><text:span text:style-name="a803" text:class-names=""><text:s text:c="1"/>and must be published to DNS<text:line-break/></text:span><text:span text:style-name="a804" text:class-names=""/></text:p>
              </text:list-item>
            </text:list>
            <text:list text:style-name="a809">
              <text:list-item>
                <text:p text:style-name="a808" text:class-names="" text:cond-style-name=""><text:span text:style-name="a807" text:class-names="">A “Zone Factory” polls origins via WK resource</text:span></text:p>
              </text:list-item>
            </text:list>
            <text:list text:style-name="a820">
              <text:list-item>
                <text:list text:style-name="a820">
                  <text:list-item>
                    <text:p text:style-name="a819" text:class-names="" text:cond-style-name=""><text:span text:style-name="a810" text:class-names="">If</text:span><text:span text:style-name="a811" text:class-names=""><text:s text:c="1"/></text:span><text:span text:style-name="a812" text:class-names="">they</text:span><text:span text:style-name="a813" text:class-names=""><text:s text:c="1"/></text:span><text:span text:style-name="a814" text:class-names="">changed,</text:span><text:span text:style-name="a815" text:class-names=""><text:s text:c="1"/></text:span><text:span text:style-name="a816" text:class-names="">it</text:span><text:span text:style-name="a817" text:class-names=""><text:s text:c="1"/></text:span><text:span text:style-name="a818" text:class-names="">test them (keys) for validity</text:span></text:p>
                  </text:list-item>
                </text:list>
              </text:list-item>
            </text:list>
            <text:list text:style-name="a823">
              <text:list-item>
                <text:list text:style-name="a823">
                  <text:list-item>
                    <text:p text:style-name="a822" text:class-names="" text:cond-style-name=""><text:span text:style-name="a821" text:class-names="">Publishes updates to DNS</text:span></text:p>
                  </text:list-item>
                </text:list>
              </text:list-item>
            </text:list>
          </draw:text-box>
          <svg:title/>
          <svg:desc/>
        </draw:frame>
        <presentation:notes draw:style-name="a830">
          <draw:frame draw:id="id74" draw:style-name="a827" draw:name="Slide Number Placeholder 6" svg:x="4.24826in" svg:y="9.49826in" svg:width="3.25in" svg:height="0.50174in">
            <draw:text-box>
              <text:p text:style-name="a826" text:class-names="" text:cond-style-name=""><text:span text:style-name="a825" text:class-names=""><text:page-number style:num-format="1" text:fixed="false"/></text:span></text:p>
            </draw:text-box>
            <svg:title/>
            <svg:desc/>
          </draw:frame>
          <draw:page-thumbnail draw:page-number="2" svg:x="0.58333in" svg:y="0.83507in" svg:width="7.3316in" svg:height="4.125in" presentation:class="page" draw:id="id75" presentation:style-name="a828" draw:name="Slide Image Placeholder 1">
            <svg:title/>
            <svg:desc/>
          </draw:page-thumbnail>
          <draw:frame draw:id="id76" presentation:style-name="a829" draw:name="Notes Placeholder 2" svg:x="0.75in" svg:y="4.8125in" svg:width="6in" svg:height="3.9375in" presentation:class="notes" presentation:placeholder="true">
            <draw:text-box/>
            <svg:title/>
            <svg:desc/>
          </draw:frame>
        </presentation:notes>
      </draw:page>
      <draw:page draw:name="Slide3" draw:style-name="a831" draw:master-page-name="Master1-Layout7-blank-Blank" presentation:presentation-page-layout-name="Master1-PPL7" draw:id="Slide-258">
        <draw:frame draw:id="id77" draw:style-name="a834" draw:name="Slide Number Placeholder 3" svg:x="9.41667in" svg:y="6.95139in" svg:width="3in" svg:height="0.39931in">
          <draw:text-box>
            <text:p text:style-name="a833" text:class-names="" text:cond-style-name=""><text:span text:style-name="a832" text:class-names=""><text:page-number style:num-format="1" text:fixed="false"/></text:span></text:p>
          </draw:text-box>
          <svg:title/>
          <svg:desc/>
        </draw:frame>
        <draw:custom-shape svg:x="11.18962in" svg:y="4.2853in" svg:width="0.47614in" svg:height="1.19036in" draw:id="id78" draw:style-name="a837" draw:name="Freeform 1">
          <svg:title/>
          <svg:desc/>
          <text:p text:style-name="a836" text:class-names="" text:cond-style-name=""><text:span text:style-name="a835" text:class-names=""/></text:p>
          <draw:enhanced-geometry xmlns:dr3d="urn:oasis:names:tc:opendocument:xmlns:dr3d:1.0" draw:type="non-primitive" svg:viewBox="0 0 21600 21600" draw:enhanced-path="M ?f11 ?f8 L ?f11 ?f12 ?f8 ?f12 ?f10 ?f9 ?f9 ?f12 ?f13 ?f12 ?f13 ?f8 Z N" draw:text-areas="?f11 ?f21 ?f13 ?f18"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position="$1 $0" draw:handle-position-x="$1" draw:handle-position-y="$0" draw:handle-range-x-minimum="0" draw:handle-range-x-maximum="10800" draw:handle-range-y-minimum="0" draw:handle-range-y-maximum="21600"/>
          </draw:enhanced-geometry>
        </draw:custom-shape>
        <draw:custom-shape svg:x="1.0887in" svg:y="3.38491in" svg:width="1.97124in" svg:height="2.75449in" draw:id="id79" draw:style-name="a844" draw:name="Freeform 2">
          <svg:title/>
          <svg:desc/>
          <text:p text:style-name="a839" text:class-names="" text:cond-style-name=""><text:span text:style-name="a838" text:class-names="">TLS</text:span></text:p>
          <text:p text:style-name="a841" text:class-names="" text:cond-style-name=""><text:span text:style-name="a840" text:class-names="">Client</text:span></text:p>
          <text:p text:style-name="a843" text:class-names="" text:cond-style-name=""><text:span text:style-name="a842" text:class-names="">(browser)</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05994in" svg:y="4.47481in" svg:width="2.93971in" svg:height="0.55042in" draw:id="id80" draw:style-name="a847" draw:name="Freeform 3">
          <svg:title/>
          <svg:desc/>
          <text:p text:style-name="a846" text:class-names="" text:cond-style-name=""><text:span text:style-name="a845" text:class-names=""/></text:p>
          <draw:enhanced-geometry xmlns:dr3d="urn:oasis:names:tc:opendocument:xmlns:dr3d:1.0" draw:type="non-primitive" svg:viewBox="0 0 21600 21600" draw:enhanced-path="M ?f8 ?f10 L ?f11 ?f8 ?f11 ?f12 ?f13 ?f12 ?f13 ?f8 ?f9 ?f10 ?f13 ?f9 ?f13 ?f14 ?f11 ?f14 ?f11 ?f9 Z N" draw:text-areas="?f17 ?f12 ?f18 ?f14" draw:modifiers="43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position-x="$0" draw:handle-position-y="$1" draw:handle-range-x-minimum="0" draw:handle-range-x-maximum="10800" draw:handle-range-y-minimum="0" draw:handle-range-y-maximum="10800"/>
          </draw:enhanced-geometry>
        </draw:custom-shape>
        <draw:custom-shape svg:x="3.5318in" svg:y="4.23435in" svg:width="2.70593in" svg:height="0.49805in" draw:id="id81" draw:style-name="a850" draw:name="Freeform 4">
          <svg:title/>
          <svg:desc/>
          <text:p text:style-name="a849" text:class-names="" text:cond-style-name=""><text:span text:style-name="a848" text:class-names="">TLS sessio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6.42818in" svg:y="5.24997in" svg:width="2.0998in" svg:height="1.41605in" draw:id="id82" draw:style-name="a855" draw:name="Freeform 5">
          <svg:title/>
          <svg:desc/>
          <text:p text:style-name="a852" text:class-names="" text:cond-style-name=""><text:span text:style-name="a851" text:class-names="">Shared mode</text:span></text:p>
          <text:p text:style-name="a854" text:class-names="" text:cond-style-name=""><text:span text:style-name="a853" text:class-names="">Backend Sit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6.05536in" svg:y="4.20483in" svg:width="2.0998in" svg:height="1.41653in" draw:id="id83" draw:style-name="a860" draw:name="Freeform 6">
          <svg:title/>
          <svg:desc/>
          <text:p text:style-name="a857" text:class-names="" text:cond-style-name=""><text:span text:style-name="a856" text:class-names="">Frontend</text:span></text:p>
          <text:p text:style-name="a859" text:class-names="" text:cond-style-name=""><text:span text:style-name="a858" text:class-names="">(ECH) Sit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66636in" svg:y="0.29807in" svg:width="11.99884in" svg:height="1.25178in" draw:id="id84" draw:style-name="a863" draw:name="Freeform 7">
          <svg:title/>
          <svg:desc/>
          <text:p text:style-name="a862" text:class-names="" text:cond-style-name=""><text:span text:style-name="a8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35143in" svg:y="2.25407in" svg:width="4.0277in" svg:height="1.22036in" draw:id="id85" draw:style-name="a866" draw:name="Freeform 8">
          <svg:title/>
          <svg:desc/>
          <text:p text:style-name="a865" text:class-names="" text:cond-style-name=""><text:span text:style-name="a864" text:class-names="">Look up A/AAAA <text:line-break/>and HTTP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5.52255in" svg:y="1.23131in" svg:width="1.88886in" svg:height="1.73269in" draw:id="id86" draw:style-name="a869" draw:name="Freeform 9">
          <svg:title/>
          <svg:desc/>
          <text:p text:style-name="a868" text:class-names="" text:cond-style-name=""><text:span text:style-name="a867" text:class-names="">DNS</text:span></text:p>
          <draw:enhanced-geometry xmlns:dr3d="urn:oasis:names:tc:opendocument:xmlns:dr3d:1.0" draw:type="non-primitive" svg:viewBox="0 0 21600 21600" draw:enhanced-path="M ?f12 ?f14 A ?f132 ?f133 ?f134 ?f135 ?f12 ?f14 ?f129 ?f131  W ?f136 ?f137 ?f138 ?f139 ?f12 ?f14 ?f129 ?f131 A ?f179 ?f180 ?f181 ?f182 ?f129 ?f131 ?f176 ?f178  W ?f183 ?f184 ?f185 ?f186 ?f129 ?f131 ?f176 ?f178 L ?f13 ?f17 A ?f226 ?f227 ?f228 ?f229 ?f13 ?f17 ?f223 ?f225  W ?f230 ?f231 ?f232 ?f233 ?f13 ?f17 ?f223 ?f225 A ?f273 ?f274 ?f275 ?f276 ?f223 ?f225 ?f270 ?f272  W ?f277 ?f278 ?f279 ?f280 ?f223 ?f225 ?f270 ?f272 Z N M ?f12 ?f14 A ?f320 ?f321 ?f322 ?f323 ?f12 ?f14 ?f317 ?f319  W ?f324 ?f325 ?f326 ?f327 ?f12 ?f14 ?f317 ?f319 A ?f367 ?f368 ?f369 ?f370 ?f317 ?f319 ?f364 ?f366  W ?f371 ?f372 ?f373 ?f374 ?f317 ?f319 ?f364 ?f366 N" draw:text-areas="?f88 ?f86 ?f91 ?f92" draw:glue-points="?f85 ?f86 ?f85 ?f87 ?f88 ?f89 ?f85 ?f90 ?f91 ?f89" draw:glue-point-leaving-directions="-0, -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3400"/>
            <draw:equation draw:name="f15" draw:formula="21600 - 10800"/>
            <draw:equation draw:name="f16" draw:formula="3400"/>
            <draw:equation draw:name="f17" draw:formula="18200"/>
            <draw:equation draw:name="f18" draw:formula="0 - 10800"/>
            <draw:equation draw:name="f19" draw:formula="18200 - 21600"/>
            <draw:equation draw:name="f20" draw:formula="3400 - 6800"/>
            <draw:equation draw:name="f21" draw:formula="10800 - ?f12"/>
            <draw:equation draw:name="f22" draw:formula="0 - ?f14"/>
            <draw:equation draw:name="f23" draw:formula="0 - ?f2"/>
            <draw:equation draw:name="f24" draw:formula="abs(?f15)"/>
            <draw:equation draw:name="f25" draw:formula="abs(?f16)"/>
            <draw:equation draw:name="f26" draw:formula="if(?f15, ?f0, ?f2)"/>
            <draw:equation draw:name="f27" draw:formula="if(?f15, ?f2, ?f0)"/>
            <draw:equation draw:name="f28" draw:formula="10800 - ?f13"/>
            <draw:equation draw:name="f29" draw:formula="21600 - ?f17"/>
            <draw:equation draw:name="f30" draw:formula="abs(?f18)"/>
            <draw:equation draw:name="f31" draw:formula="abs(?f19)"/>
            <draw:equation draw:name="f32" draw:formula="if(?f18, ?f0, ?f2)"/>
            <draw:equation draw:name="f33" draw:formula="if(?f18, ?f2, ?f0)"/>
            <draw:equation draw:name="f34" draw:formula="6800 - ?f14"/>
            <draw:equation draw:name="f35" draw:formula="abs(?f20)"/>
            <draw:equation draw:name="f36" draw:formula="0 * ?f10"/>
            <draw:equation draw:name="f37" draw:formula="21600 * ?f10"/>
            <draw:equation draw:name="f38" draw:formula="18200 * ?f11"/>
            <draw:equation draw:name="f39" draw:formula="6800 * ?f11"/>
            <draw:equation draw:name="f40" draw:formula="abs(?f21)"/>
            <draw:equation draw:name="f41" draw:formula="abs(?f22)"/>
            <draw:equation draw:name="f42" draw:formula="if(?f21, ?f23, ?f2)"/>
            <draw:equation draw:name="f43" draw:formula="if(?f21, ?f2, ?f23)"/>
            <draw:equation draw:name="f44" draw:formula="if(?f22, 0, ?f1)"/>
            <draw:equation draw:name="f45" draw:formula="if(?f22, ?f1, 0)"/>
            <draw:equation draw:name="f46" draw:formula="if(?f15, ?f23, ?f2)"/>
            <draw:equation draw:name="f47" draw:formula="if(?f15, ?f2, ?f23)"/>
            <draw:equation draw:name="f48" draw:formula="if(?f15, ?f27, ?f26)"/>
            <draw:equation draw:name="f49" draw:formula="if(?f15, ?f26, ?f27)"/>
            <draw:equation draw:name="f50" draw:formula="abs(?f28)"/>
            <draw:equation draw:name="f51" draw:formula="abs(?f29)"/>
            <draw:equation draw:name="f52" draw:formula="if(?f28, ?f23, ?f2)"/>
            <draw:equation draw:name="f53" draw:formula="if(?f28, ?f2, ?f23)"/>
            <draw:equation draw:name="f54" draw:formula="if(?f29, 0, ?f1)"/>
            <draw:equation draw:name="f55" draw:formula="if(?f29, ?f1, 0)"/>
            <draw:equation draw:name="f56" draw:formula="if(?f18, ?f23, ?f2)"/>
            <draw:equation draw:name="f57" draw:formula="if(?f18, ?f2, ?f23)"/>
            <draw:equation draw:name="f58" draw:formula="if(?f18, ?f33, ?f32)"/>
            <draw:equation draw:name="f59" draw:formula="if(?f18, ?f32, ?f33)"/>
            <draw:equation draw:name="f60" draw:formula="abs(?f34)"/>
            <draw:equation draw:name="f61" draw:formula="if(?f34, 0, ?f1)"/>
            <draw:equation draw:name="f62" draw:formula="if(?f34, ?f1, 0)"/>
            <draw:equation draw:name="f63" draw:formula="10800 * ?f10"/>
            <draw:equation draw:name="f64" draw:formula="0 * ?f11"/>
            <draw:equation draw:name="f65" draw:formula="10800 * ?f11"/>
            <draw:equation draw:name="f66" draw:formula="21600 * ?f11"/>
            <draw:equation draw:name="f67" draw:formula="if(?f21, ?f45, ?f44)"/>
            <draw:equation draw:name="f68" draw:formula="if(?f21, ?f44, ?f45)"/>
            <draw:equation draw:name="f69" draw:formula="if(?f22, ?f42, ?f43)"/>
            <draw:equation draw:name="f70" draw:formula="if(?f16, ?f49, ?f48)"/>
            <draw:equation draw:name="f71" draw:formula="if(?f16, ?f47, ?f46)"/>
            <draw:equation draw:name="f72" draw:formula="if(?f28, ?f55, ?f54)"/>
            <draw:equation draw:name="f73" draw:formula="if(?f28, ?f54, ?f55)"/>
            <draw:equation draw:name="f74" draw:formula="if(?f29, ?f52, ?f53)"/>
            <draw:equation draw:name="f75" draw:formula="if(?f19, ?f59, ?f58)"/>
            <draw:equation draw:name="f76" draw:formula="if(?f19, ?f57, ?f56)"/>
            <draw:equation draw:name="f77" draw:formula="if(?f21, ?f62, ?f61)"/>
            <draw:equation draw:name="f78" draw:formula="if(?f21, ?f61, ?f62)"/>
            <draw:equation draw:name="f79" draw:formula="if(?f34, ?f42, ?f43)"/>
            <draw:equation draw:name="f80" draw:formula="if(?f20, ?f49, ?f48)"/>
            <draw:equation draw:name="f81" draw:formula="if(?f20, ?f47, ?f46)"/>
            <draw:equation draw:name="f82" draw:formula="if(?f22, ?f67, ?f68)"/>
            <draw:equation draw:name="f83" draw:formula="if(?f29, ?f72, ?f73)"/>
            <draw:equation draw:name="f84" draw:formula="if(?f34, ?f77, ?f78)"/>
            <draw:equation draw:name="f85" draw:formula="?f63 / ?f10"/>
            <draw:equation draw:name="f86" draw:formula="?f39 / ?f11"/>
            <draw:equation draw:name="f87" draw:formula="?f64 / ?f11"/>
            <draw:equation draw:name="f88" draw:formula="?f36 / ?f10"/>
            <draw:equation draw:name="f89" draw:formula="?f65 / ?f11"/>
            <draw:equation draw:name="f90" draw:formula="?f66 / ?f11"/>
            <draw:equation draw:name="f91" draw:formula="?f37 / ?f10"/>
            <draw:equation draw:name="f92" draw:formula="?f38 / ?f11"/>
            <draw:equation draw:name="f93" draw:formula="21550000 - ?f69"/>
            <draw:equation draw:name="f94" draw:formula="if(?f93, ?f69, 21550000)"/>
            <draw:equation draw:name="f95" draw:formula="-21550000 - ?f94"/>
            <draw:equation draw:name="f96" draw:formula="if(?f95, -21550000, ?f94)"/>
            <draw:equation draw:name="f97" draw:formula="?f82 + ?f96"/>
            <draw:equation draw:name="f98" draw:formula="?f82 + ?f2"/>
            <draw:equation draw:name="f99" draw:formula="?f98 * ?f9 / ?f1"/>
            <draw:equation draw:name="f100" draw:formula="0 - ?f99"/>
            <draw:equation draw:name="f101" draw:formula="cos(?f100)"/>
            <draw:equation draw:name="f102" draw:formula="0 - ?f101"/>
            <draw:equation draw:name="f103" draw:formula="?f102 * ?f40"/>
            <draw:equation draw:name="f104" draw:formula="sin(?f100)"/>
            <draw:equation draw:name="f105" draw:formula="0 - ?f104"/>
            <draw:equation draw:name="f106" draw:formula="?f105 * ?f41"/>
            <draw:equation draw:name="f107" draw:formula="sqrt(?f103 * ?f103 + ?f106 * ?f106 + 0 * 0)"/>
            <draw:equation draw:name="f108" draw:formula="?f40 * ?f41 / ?f107"/>
            <draw:equation draw:name="f109" draw:formula="?f105 * ?f108"/>
            <draw:equation draw:name="f110" draw:formula="?f12 - ?f109"/>
            <draw:equation draw:name="f111" draw:formula="?f102 * ?f108"/>
            <draw:equation draw:name="f112" draw:formula="?f14 - ?f111"/>
            <draw:equation draw:name="f113" draw:formula="?f110 - ?f40"/>
            <draw:equation draw:name="f114" draw:formula="?f112 - ?f41"/>
            <draw:equation draw:name="f115" draw:formula="?f110 + ?f40"/>
            <draw:equation draw:name="f116" draw:formula="?f112 + ?f41"/>
            <draw:equation draw:name="f117" draw:formula="?f97 + ?f2"/>
            <draw:equation draw:name="f118" draw:formula="?f117 * ?f9 / ?f1"/>
            <draw:equation draw:name="f119" draw:formula="0 - ?f118"/>
            <draw:equation draw:name="f120" draw:formula="cos(?f119)"/>
            <draw:equation draw:name="f121" draw:formula="0 - ?f120"/>
            <draw:equation draw:name="f122" draw:formula="?f121 * ?f40"/>
            <draw:equation draw:name="f123" draw:formula="sin(?f119)"/>
            <draw:equation draw:name="f124" draw:formula="0 - ?f123"/>
            <draw:equation draw:name="f125" draw:formula="?f124 * ?f41"/>
            <draw:equation draw:name="f126" draw:formula="sqrt(?f122 * ?f122 + ?f125 * ?f125 + 0 * 0)"/>
            <draw:equation draw:name="f127" draw:formula="?f40 * ?f41 / ?f126"/>
            <draw:equation draw:name="f128" draw:formula="?f124 * ?f127"/>
            <draw:equation draw:name="f129" draw:formula="?f110 + ?f128"/>
            <draw:equation draw:name="f130" draw:formula="?f121 * ?f127"/>
            <draw:equation draw:name="f131" draw:formula="?f112 + ?f130"/>
            <draw:equation draw:name="f132" draw:formula="if(?f96, ?f12, ?f113)"/>
            <draw:equation draw:name="f133" draw:formula="if(?f96, ?f14, ?f114)"/>
            <draw:equation draw:name="f134" draw:formula="if(?f96, ?f12, ?f115)"/>
            <draw:equation draw:name="f135" draw:formula="if(?f96, ?f14, ?f116)"/>
            <draw:equation draw:name="f136" draw:formula="if(?f96, ?f113, ?f129)"/>
            <draw:equation draw:name="f137" draw:formula="if(?f96, ?f114, ?f131)"/>
            <draw:equation draw:name="f138" draw:formula="if(?f96, ?f115, ?f129)"/>
            <draw:equation draw:name="f139" draw:formula="if(?f96, ?f116, ?f131)"/>
            <draw:equation draw:name="f140" draw:formula="21550000 - ?f71"/>
            <draw:equation draw:name="f141" draw:formula="if(?f140, ?f71, 21550000)"/>
            <draw:equation draw:name="f142" draw:formula="-21550000 - ?f141"/>
            <draw:equation draw:name="f143" draw:formula="if(?f142, -21550000, ?f141)"/>
            <draw:equation draw:name="f144" draw:formula="?f70 + ?f143"/>
            <draw:equation draw:name="f145" draw:formula="?f70 + ?f2"/>
            <draw:equation draw:name="f146" draw:formula="?f145 * ?f9 / ?f1"/>
            <draw:equation draw:name="f147" draw:formula="0 - ?f146"/>
            <draw:equation draw:name="f148" draw:formula="cos(?f147)"/>
            <draw:equation draw:name="f149" draw:formula="0 - ?f148"/>
            <draw:equation draw:name="f150" draw:formula="?f149 * ?f24"/>
            <draw:equation draw:name="f151" draw:formula="sin(?f147)"/>
            <draw:equation draw:name="f152" draw:formula="0 - ?f151"/>
            <draw:equation draw:name="f153" draw:formula="?f152 * ?f25"/>
            <draw:equation draw:name="f154" draw:formula="sqrt(?f150 * ?f150 + ?f153 * ?f153 + 0 * 0)"/>
            <draw:equation draw:name="f155" draw:formula="?f24 * ?f25 / ?f154"/>
            <draw:equation draw:name="f156" draw:formula="?f152 * ?f155"/>
            <draw:equation draw:name="f157" draw:formula="?f129 - ?f156"/>
            <draw:equation draw:name="f158" draw:formula="?f149 * ?f155"/>
            <draw:equation draw:name="f159" draw:formula="?f131 - ?f158"/>
            <draw:equation draw:name="f160" draw:formula="?f157 - ?f24"/>
            <draw:equation draw:name="f161" draw:formula="?f159 - ?f25"/>
            <draw:equation draw:name="f162" draw:formula="?f157 + ?f24"/>
            <draw:equation draw:name="f163" draw:formula="?f159 + ?f25"/>
            <draw:equation draw:name="f164" draw:formula="?f144 + ?f2"/>
            <draw:equation draw:name="f165" draw:formula="?f164 * ?f9 / ?f1"/>
            <draw:equation draw:name="f166" draw:formula="0 - ?f165"/>
            <draw:equation draw:name="f167" draw:formula="cos(?f166)"/>
            <draw:equation draw:name="f168" draw:formula="0 - ?f167"/>
            <draw:equation draw:name="f169" draw:formula="?f168 * ?f24"/>
            <draw:equation draw:name="f170" draw:formula="sin(?f166)"/>
            <draw:equation draw:name="f171" draw:formula="0 - ?f170"/>
            <draw:equation draw:name="f172" draw:formula="?f171 * ?f25"/>
            <draw:equation draw:name="f173" draw:formula="sqrt(?f169 * ?f169 + ?f172 * ?f172 + 0 * 0)"/>
            <draw:equation draw:name="f174" draw:formula="?f24 * ?f25 / ?f173"/>
            <draw:equation draw:name="f175" draw:formula="?f171 * ?f174"/>
            <draw:equation draw:name="f176" draw:formula="?f157 + ?f175"/>
            <draw:equation draw:name="f177" draw:formula="?f168 * ?f174"/>
            <draw:equation draw:name="f178" draw:formula="?f159 + ?f177"/>
            <draw:equation draw:name="f179" draw:formula="if(?f143, ?f129, ?f160)"/>
            <draw:equation draw:name="f180" draw:formula="if(?f143, ?f131, ?f161)"/>
            <draw:equation draw:name="f181" draw:formula="if(?f143, ?f129, ?f162)"/>
            <draw:equation draw:name="f182" draw:formula="if(?f143, ?f131, ?f163)"/>
            <draw:equation draw:name="f183" draw:formula="if(?f143, ?f160, ?f176)"/>
            <draw:equation draw:name="f184" draw:formula="if(?f143, ?f161, ?f178)"/>
            <draw:equation draw:name="f185" draw:formula="if(?f143, ?f162, ?f176)"/>
            <draw:equation draw:name="f186" draw:formula="if(?f143, ?f163, ?f178)"/>
            <draw:equation draw:name="f187" draw:formula="21550000 - ?f74"/>
            <draw:equation draw:name="f188" draw:formula="if(?f187, ?f74, 21550000)"/>
            <draw:equation draw:name="f189" draw:formula="-21550000 - ?f188"/>
            <draw:equation draw:name="f190" draw:formula="if(?f189, -21550000, ?f188)"/>
            <draw:equation draw:name="f191" draw:formula="?f83 + ?f190"/>
            <draw:equation draw:name="f192" draw:formula="?f83 + ?f2"/>
            <draw:equation draw:name="f193" draw:formula="?f192 * ?f9 / ?f1"/>
            <draw:equation draw:name="f194" draw:formula="0 - ?f193"/>
            <draw:equation draw:name="f195" draw:formula="cos(?f194)"/>
            <draw:equation draw:name="f196" draw:formula="0 - ?f195"/>
            <draw:equation draw:name="f197" draw:formula="?f196 * ?f50"/>
            <draw:equation draw:name="f198" draw:formula="sin(?f194)"/>
            <draw:equation draw:name="f199" draw:formula="0 - ?f198"/>
            <draw:equation draw:name="f200" draw:formula="?f199 * ?f51"/>
            <draw:equation draw:name="f201" draw:formula="sqrt(?f197 * ?f197 + ?f200 * ?f200 + 0 * 0)"/>
            <draw:equation draw:name="f202" draw:formula="?f50 * ?f51 / ?f201"/>
            <draw:equation draw:name="f203" draw:formula="?f199 * ?f202"/>
            <draw:equation draw:name="f204" draw:formula="?f13 - ?f203"/>
            <draw:equation draw:name="f205" draw:formula="?f196 * ?f202"/>
            <draw:equation draw:name="f206" draw:formula="?f17 - ?f205"/>
            <draw:equation draw:name="f207" draw:formula="?f204 - ?f50"/>
            <draw:equation draw:name="f208" draw:formula="?f206 - ?f51"/>
            <draw:equation draw:name="f209" draw:formula="?f204 + ?f50"/>
            <draw:equation draw:name="f210" draw:formula="?f206 + ?f51"/>
            <draw:equation draw:name="f211" draw:formula="?f191 + ?f2"/>
            <draw:equation draw:name="f212" draw:formula="?f211 * ?f9 / ?f1"/>
            <draw:equation draw:name="f213" draw:formula="0 - ?f212"/>
            <draw:equation draw:name="f214" draw:formula="cos(?f213)"/>
            <draw:equation draw:name="f215" draw:formula="0 - ?f214"/>
            <draw:equation draw:name="f216" draw:formula="?f215 * ?f50"/>
            <draw:equation draw:name="f217" draw:formula="sin(?f213)"/>
            <draw:equation draw:name="f218" draw:formula="0 - ?f217"/>
            <draw:equation draw:name="f219" draw:formula="?f218 * ?f51"/>
            <draw:equation draw:name="f220" draw:formula="sqrt(?f216 * ?f216 + ?f219 * ?f219 + 0 * 0)"/>
            <draw:equation draw:name="f221" draw:formula="?f50 * ?f51 / ?f220"/>
            <draw:equation draw:name="f222" draw:formula="?f218 * ?f221"/>
            <draw:equation draw:name="f223" draw:formula="?f204 + ?f222"/>
            <draw:equation draw:name="f224" draw:formula="?f215 * ?f221"/>
            <draw:equation draw:name="f225" draw:formula="?f206 + ?f224"/>
            <draw:equation draw:name="f226" draw:formula="if(?f190, ?f13, ?f207)"/>
            <draw:equation draw:name="f227" draw:formula="if(?f190, ?f17, ?f208)"/>
            <draw:equation draw:name="f228" draw:formula="if(?f190, ?f13, ?f209)"/>
            <draw:equation draw:name="f229" draw:formula="if(?f190, ?f17, ?f210)"/>
            <draw:equation draw:name="f230" draw:formula="if(?f190, ?f207, ?f223)"/>
            <draw:equation draw:name="f231" draw:formula="if(?f190, ?f208, ?f225)"/>
            <draw:equation draw:name="f232" draw:formula="if(?f190, ?f209, ?f223)"/>
            <draw:equation draw:name="f233" draw:formula="if(?f190, ?f210, ?f225)"/>
            <draw:equation draw:name="f234" draw:formula="21550000 - ?f76"/>
            <draw:equation draw:name="f235" draw:formula="if(?f234, ?f76, 21550000)"/>
            <draw:equation draw:name="f236" draw:formula="-21550000 - ?f235"/>
            <draw:equation draw:name="f237" draw:formula="if(?f236, -21550000, ?f235)"/>
            <draw:equation draw:name="f238" draw:formula="?f75 + ?f237"/>
            <draw:equation draw:name="f239" draw:formula="?f75 + ?f2"/>
            <draw:equation draw:name="f240" draw:formula="?f239 * ?f9 / ?f1"/>
            <draw:equation draw:name="f241" draw:formula="0 - ?f240"/>
            <draw:equation draw:name="f242" draw:formula="cos(?f241)"/>
            <draw:equation draw:name="f243" draw:formula="0 - ?f242"/>
            <draw:equation draw:name="f244" draw:formula="?f243 * ?f30"/>
            <draw:equation draw:name="f245" draw:formula="sin(?f241)"/>
            <draw:equation draw:name="f246" draw:formula="0 - ?f245"/>
            <draw:equation draw:name="f247" draw:formula="?f246 * ?f31"/>
            <draw:equation draw:name="f248" draw:formula="sqrt(?f244 * ?f244 + ?f247 * ?f247 + 0 * 0)"/>
            <draw:equation draw:name="f249" draw:formula="?f30 * ?f31 / ?f248"/>
            <draw:equation draw:name="f250" draw:formula="?f246 * ?f249"/>
            <draw:equation draw:name="f251" draw:formula="?f223 - ?f250"/>
            <draw:equation draw:name="f252" draw:formula="?f243 * ?f249"/>
            <draw:equation draw:name="f253" draw:formula="?f225 - ?f252"/>
            <draw:equation draw:name="f254" draw:formula="?f251 - ?f30"/>
            <draw:equation draw:name="f255" draw:formula="?f253 - ?f31"/>
            <draw:equation draw:name="f256" draw:formula="?f251 + ?f30"/>
            <draw:equation draw:name="f257" draw:formula="?f253 + ?f31"/>
            <draw:equation draw:name="f258" draw:formula="?f238 + ?f2"/>
            <draw:equation draw:name="f259" draw:formula="?f258 * ?f9 / ?f1"/>
            <draw:equation draw:name="f260" draw:formula="0 - ?f259"/>
            <draw:equation draw:name="f261" draw:formula="cos(?f260)"/>
            <draw:equation draw:name="f262" draw:formula="0 - ?f261"/>
            <draw:equation draw:name="f263" draw:formula="?f262 * ?f30"/>
            <draw:equation draw:name="f264" draw:formula="sin(?f260)"/>
            <draw:equation draw:name="f265" draw:formula="0 - ?f264"/>
            <draw:equation draw:name="f266" draw:formula="?f265 * ?f31"/>
            <draw:equation draw:name="f267" draw:formula="sqrt(?f263 * ?f263 + ?f266 * ?f266 + 0 * 0)"/>
            <draw:equation draw:name="f268" draw:formula="?f30 * ?f31 / ?f267"/>
            <draw:equation draw:name="f269" draw:formula="?f265 * ?f268"/>
            <draw:equation draw:name="f270" draw:formula="?f251 + ?f269"/>
            <draw:equation draw:name="f271" draw:formula="?f262 * ?f268"/>
            <draw:equation draw:name="f272" draw:formula="?f253 + ?f271"/>
            <draw:equation draw:name="f273" draw:formula="if(?f237, ?f223, ?f254)"/>
            <draw:equation draw:name="f274" draw:formula="if(?f237, ?f225, ?f255)"/>
            <draw:equation draw:name="f275" draw:formula="if(?f237, ?f223, ?f256)"/>
            <draw:equation draw:name="f276" draw:formula="if(?f237, ?f225, ?f257)"/>
            <draw:equation draw:name="f277" draw:formula="if(?f237, ?f254, ?f270)"/>
            <draw:equation draw:name="f278" draw:formula="if(?f237, ?f255, ?f272)"/>
            <draw:equation draw:name="f279" draw:formula="if(?f237, ?f256, ?f270)"/>
            <draw:equation draw:name="f280" draw:formula="if(?f237, ?f257, ?f272)"/>
            <draw:equation draw:name="f281" draw:formula="21550000 - ?f79"/>
            <draw:equation draw:name="f282" draw:formula="if(?f281, ?f79, 21550000)"/>
            <draw:equation draw:name="f283" draw:formula="-21550000 - ?f282"/>
            <draw:equation draw:name="f284" draw:formula="if(?f283, -21550000, ?f282)"/>
            <draw:equation draw:name="f285" draw:formula="?f84 + ?f284"/>
            <draw:equation draw:name="f286" draw:formula="?f84 + ?f2"/>
            <draw:equation draw:name="f287" draw:formula="?f286 * ?f9 / ?f1"/>
            <draw:equation draw:name="f288" draw:formula="0 - ?f287"/>
            <draw:equation draw:name="f289" draw:formula="cos(?f288)"/>
            <draw:equation draw:name="f290" draw:formula="0 - ?f289"/>
            <draw:equation draw:name="f291" draw:formula="?f290 * ?f40"/>
            <draw:equation draw:name="f292" draw:formula="sin(?f288)"/>
            <draw:equation draw:name="f293" draw:formula="0 - ?f292"/>
            <draw:equation draw:name="f294" draw:formula="?f293 * ?f60"/>
            <draw:equation draw:name="f295" draw:formula="sqrt(?f291 * ?f291 + ?f294 * ?f294 + 0 * 0)"/>
            <draw:equation draw:name="f296" draw:formula="?f40 * ?f60 / ?f295"/>
            <draw:equation draw:name="f297" draw:formula="?f293 * ?f296"/>
            <draw:equation draw:name="f298" draw:formula="?f12 - ?f297"/>
            <draw:equation draw:name="f299" draw:formula="?f290 * ?f296"/>
            <draw:equation draw:name="f300" draw:formula="?f14 - ?f299"/>
            <draw:equation draw:name="f301" draw:formula="?f298 - ?f40"/>
            <draw:equation draw:name="f302" draw:formula="?f300 - ?f60"/>
            <draw:equation draw:name="f303" draw:formula="?f298 + ?f40"/>
            <draw:equation draw:name="f304" draw:formula="?f300 + ?f60"/>
            <draw:equation draw:name="f305" draw:formula="?f285 + ?f2"/>
            <draw:equation draw:name="f306" draw:formula="?f305 * ?f9 / ?f1"/>
            <draw:equation draw:name="f307" draw:formula="0 - ?f306"/>
            <draw:equation draw:name="f308" draw:formula="cos(?f307)"/>
            <draw:equation draw:name="f309" draw:formula="0 - ?f308"/>
            <draw:equation draw:name="f310" draw:formula="?f309 * ?f40"/>
            <draw:equation draw:name="f311" draw:formula="sin(?f307)"/>
            <draw:equation draw:name="f312" draw:formula="0 - ?f311"/>
            <draw:equation draw:name="f313" draw:formula="?f312 * ?f60"/>
            <draw:equation draw:name="f314" draw:formula="sqrt(?f310 * ?f310 + ?f313 * ?f313 + 0 * 0)"/>
            <draw:equation draw:name="f315" draw:formula="?f40 * ?f60 / ?f314"/>
            <draw:equation draw:name="f316" draw:formula="?f312 * ?f315"/>
            <draw:equation draw:name="f317" draw:formula="?f298 + ?f316"/>
            <draw:equation draw:name="f318" draw:formula="?f309 * ?f315"/>
            <draw:equation draw:name="f319" draw:formula="?f300 + ?f318"/>
            <draw:equation draw:name="f320" draw:formula="if(?f284, ?f12, ?f301)"/>
            <draw:equation draw:name="f321" draw:formula="if(?f284, ?f14, ?f302)"/>
            <draw:equation draw:name="f322" draw:formula="if(?f284, ?f12, ?f303)"/>
            <draw:equation draw:name="f323" draw:formula="if(?f284, ?f14, ?f304)"/>
            <draw:equation draw:name="f324" draw:formula="if(?f284, ?f301, ?f317)"/>
            <draw:equation draw:name="f325" draw:formula="if(?f284, ?f302, ?f319)"/>
            <draw:equation draw:name="f326" draw:formula="if(?f284, ?f303, ?f317)"/>
            <draw:equation draw:name="f327" draw:formula="if(?f284, ?f304, ?f319)"/>
            <draw:equation draw:name="f328" draw:formula="21550000 - ?f81"/>
            <draw:equation draw:name="f329" draw:formula="if(?f328, ?f81, 21550000)"/>
            <draw:equation draw:name="f330" draw:formula="-21550000 - ?f329"/>
            <draw:equation draw:name="f331" draw:formula="if(?f330, -21550000, ?f329)"/>
            <draw:equation draw:name="f332" draw:formula="?f80 + ?f331"/>
            <draw:equation draw:name="f333" draw:formula="?f80 + ?f2"/>
            <draw:equation draw:name="f334" draw:formula="?f333 * ?f9 / ?f1"/>
            <draw:equation draw:name="f335" draw:formula="0 - ?f334"/>
            <draw:equation draw:name="f336" draw:formula="cos(?f335)"/>
            <draw:equation draw:name="f337" draw:formula="0 - ?f336"/>
            <draw:equation draw:name="f338" draw:formula="?f337 * ?f24"/>
            <draw:equation draw:name="f339" draw:formula="sin(?f335)"/>
            <draw:equation draw:name="f340" draw:formula="0 - ?f339"/>
            <draw:equation draw:name="f341" draw:formula="?f340 * ?f35"/>
            <draw:equation draw:name="f342" draw:formula="sqrt(?f338 * ?f338 + ?f341 * ?f341 + 0 * 0)"/>
            <draw:equation draw:name="f343" draw:formula="?f24 * ?f35 / ?f342"/>
            <draw:equation draw:name="f344" draw:formula="?f340 * ?f343"/>
            <draw:equation draw:name="f345" draw:formula="?f317 - ?f344"/>
            <draw:equation draw:name="f346" draw:formula="?f337 * ?f343"/>
            <draw:equation draw:name="f347" draw:formula="?f319 - ?f346"/>
            <draw:equation draw:name="f348" draw:formula="?f345 - ?f24"/>
            <draw:equation draw:name="f349" draw:formula="?f347 - ?f35"/>
            <draw:equation draw:name="f350" draw:formula="?f345 + ?f24"/>
            <draw:equation draw:name="f351" draw:formula="?f347 + ?f35"/>
            <draw:equation draw:name="f352" draw:formula="?f332 + ?f2"/>
            <draw:equation draw:name="f353" draw:formula="?f352 * ?f9 / ?f1"/>
            <draw:equation draw:name="f354" draw:formula="0 - ?f353"/>
            <draw:equation draw:name="f355" draw:formula="cos(?f354)"/>
            <draw:equation draw:name="f356" draw:formula="0 - ?f355"/>
            <draw:equation draw:name="f357" draw:formula="?f356 * ?f24"/>
            <draw:equation draw:name="f358" draw:formula="sin(?f354)"/>
            <draw:equation draw:name="f359" draw:formula="0 - ?f358"/>
            <draw:equation draw:name="f360" draw:formula="?f359 * ?f35"/>
            <draw:equation draw:name="f361" draw:formula="sqrt(?f357 * ?f357 + ?f360 * ?f360 + 0 * 0)"/>
            <draw:equation draw:name="f362" draw:formula="?f24 * ?f35 / ?f361"/>
            <draw:equation draw:name="f363" draw:formula="?f359 * ?f362"/>
            <draw:equation draw:name="f364" draw:formula="?f345 + ?f363"/>
            <draw:equation draw:name="f365" draw:formula="?f356 * ?f362"/>
            <draw:equation draw:name="f366" draw:formula="?f347 + ?f365"/>
            <draw:equation draw:name="f367" draw:formula="if(?f331, ?f317, ?f348)"/>
            <draw:equation draw:name="f368" draw:formula="if(?f331, ?f319, ?f349)"/>
            <draw:equation draw:name="f369" draw:formula="if(?f331, ?f317, ?f350)"/>
            <draw:equation draw:name="f370" draw:formula="if(?f331, ?f319, ?f351)"/>
            <draw:equation draw:name="f371" draw:formula="if(?f331, ?f348, ?f364)"/>
            <draw:equation draw:name="f372" draw:formula="if(?f331, ?f349, ?f366)"/>
            <draw:equation draw:name="f373" draw:formula="if(?f331, ?f350, ?f364)"/>
            <draw:equation draw:name="f374" draw:formula="if(?f331, ?f351, ?f366)"/>
          </draw:enhanced-geometry>
        </draw:custom-shape>
        <draw:custom-shape svg:x="3.12565in" svg:y="2.24026in" svg:width="2.31692in" svg:height="1.78792in" draw:id="id87" draw:style-name="a872" draw:name="Freeform 10">
          <svg:title/>
          <svg:desc/>
          <text:p text:style-name="a871" text:class-names="" text:cond-style-name=""><text:span text:style-name="a870" text:class-names=""/></text:p>
          <draw:enhanced-geometry xmlns:dr3d="urn:oasis:names:tc:opendocument:xmlns:dr3d:1.0" draw:type="non-primitive" svg:viewBox="0 0 142 147"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text-areas="?f29 ?f31 ?f30 ?f32"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svg:x="10.23543in" svg:y="2.76497in" svg:width="2.14836in" svg:height="1.41653in" draw:id="id88" draw:style-name="a877" draw:name="Freeform 11">
          <svg:title/>
          <svg:desc/>
          <text:p text:style-name="a874" text:class-names="" text:cond-style-name=""><text:span text:style-name="a873" text:class-names="">Zonefactory</text:span></text:p>
          <text:p text:style-name="a876" text:class-names="" text:cond-style-name=""><text:span text:style-name="a875" text:class-names="">(DNS operator<text:line-break/>for backend)</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62997in" svg:y="1.69317in" svg:width="2.49309in" svg:height="1.38129in" draw:id="id89" draw:style-name="a880" draw:name="Freeform 12">
          <svg:title/>
          <svg:desc/>
          <text:p text:style-name="a879" text:class-names="" text:cond-style-name=""><text:span text:style-name="a878" text:class-names=""/></text:p>
          <draw:enhanced-geometry xmlns:dr3d="urn:oasis:names:tc:opendocument:xmlns:dr3d:1.0" draw:type="non-primitive" svg:viewBox="0 0 142 147"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text-areas="?f29 ?f31 ?f30 ?f32"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svg:x="8.26038in" svg:y="3.49776in" svg:width="1.88839in" svg:height="1.26035in" draw:id="id90" draw:style-name="a883" draw:name="Freeform 13">
          <svg:title/>
          <svg:desc/>
          <text:p text:style-name="a882" text:class-names="" text:cond-style-name=""><text:span text:style-name="a881" text:class-names=""/></text:p>
          <draw:enhanced-geometry xmlns:dr3d="urn:oasis:names:tc:opendocument:xmlns:dr3d:1.0" draw:type="non-primitive" svg:viewBox="0 0 142 147"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text-areas="?f29 ?f31 ?f30 ?f32"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svg:x="8.95984in" svg:y="4.52337in" svg:width="2.70593in" svg:height="0.49805in" draw:id="id91" draw:style-name="a886" draw:name="Freeform 14">
          <svg:title/>
          <svg:desc/>
          <text:p text:style-name="a885" text:class-names="" text:cond-style-name=""><text:span text:style-name="a884" text:class-names="">Poll .well-known/origin-svcb</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9.42456in" svg:y="1.55794in" svg:width="2.70593in" svg:height="0.49805in" draw:id="id92" draw:style-name="a889" draw:name="Freeform 15">
          <svg:title/>
          <svg:desc/>
          <text:p text:style-name="a888" text:class-names="" text:cond-style-name=""><text:span text:style-name="a887" text:class-names="">(re-)Publish zon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23734in" svg:y="5.48804in" svg:width="2.0998in" svg:height="1.41605in" draw:id="id93" draw:style-name="a894" draw:name="Freeform 16">
          <svg:title/>
          <svg:desc/>
          <text:p text:style-name="a891" text:class-names="" text:cond-style-name=""><text:span text:style-name="a890" text:class-names="">Split mode</text:span></text:p>
          <text:p text:style-name="a893" text:class-names="" text:cond-style-name=""><text:span text:style-name="a892" text:class-names="">Backend Sit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26038in" svg:y="4.69145in" svg:width="1.88839in" svg:height="1.26035in" draw:id="id94" draw:style-name="a897" draw:name="Freeform 17">
          <svg:title/>
          <svg:desc/>
          <text:p text:style-name="a896" text:class-names="" text:cond-style-name=""><text:span text:style-name="a895" text:class-names=""/></text:p>
          <draw:enhanced-geometry xmlns:dr3d="urn:oasis:names:tc:opendocument:xmlns:dr3d:1.0" draw:type="non-primitive" svg:viewBox="0 0 142 147"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text-areas="?f29 ?f31 ?f30 ?f32"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presentation:notes draw:style-name="a903">
          <draw:frame draw:id="id95" draw:style-name="a900" draw:name="Slide Number Placeholder 6" svg:x="4.24826in" svg:y="9.49826in" svg:width="3.25in" svg:height="0.50174in">
            <draw:text-box>
              <text:p text:style-name="a899" text:class-names="" text:cond-style-name=""><text:span text:style-name="a898" text:class-names=""><text:page-number style:num-format="1" text:fixed="false"/></text:span></text:p>
            </draw:text-box>
            <svg:title/>
            <svg:desc/>
          </draw:frame>
          <draw:page-thumbnail draw:page-number="3" svg:x="0.23958in" svg:y="0.87674in" svg:width="7.78299in" svg:height="4.37847in" presentation:class="page" draw:id="id96" presentation:style-name="a901" draw:name="Slide Image Placeholder 1">
            <svg:title/>
            <svg:desc/>
          </draw:page-thumbnail>
          <draw:frame draw:id="id97" presentation:style-name="a902" draw:name="Notes Placeholder 2" svg:x="0.82598in" svg:y="5.55354in" svg:width="6.60866in" svg:height="5.25591in" presentation:class="notes" presentation:placeholder="true">
            <draw:text-box/>
            <svg:title/>
            <svg:desc/>
          </draw:frame>
        </presentation:notes>
      </draw:page>
      <draw:page draw:name="Slide2" draw:style-name="a904" draw:master-page-name="Master1-Layout2-obj-Title-and-Content" presentation:presentation-page-layout-name="Master1-PPL2" draw:id="Slide-257">
        <draw:frame draw:id="id98" presentation:style-name="a908" draw:name="Title 1" svg:x="0.91667in" svg:y="0.39931in" svg:width="11.5in" svg:height="1.44965in" presentation:class="title" presentation:placeholder="false">
          <draw:text-box>
            <text:p text:style-name="a907" text:class-names="" text:cond-style-name=""><text:span text:style-name="a905" text:class-names="">Changes</text:span><text:span text:style-name="a906" text:class-names=""/></text:p>
          </draw:text-box>
          <svg:title/>
          <svg:desc/>
        </draw:frame>
        <draw:frame draw:id="id99" presentation:style-name="a977" draw:name="Content Placeholder 2" svg:x="0.91667in" svg:y="1.99653in" svg:width="11.5in" svg:height="4.75868in" presentation:class="outline" presentation:placeholder="false">
          <draw:text-box>
            <text:list text:style-name="a911">
              <text:list-item>
                <text:p text:style-name="a910" text:class-names="" text:cond-style-name=""><text:span text:style-name="a909" text:class-names="">Many editorial</text:span></text:p>
              </text:list-item>
            </text:list>
            <text:list text:style-name="a917">
              <text:list-item>
                <text:list text:style-name="a917">
                  <text:list-item>
                    <text:p text:style-name="a916" text:class-names="" text:cond-style-name=""><text:span text:style-name="a912" text:class-names="">x</text:span><text:span text:style-name="a913" text:class-names="">ml2rfc v</text:span><text:span text:style-name="a914" text:class-names="">3</text:span><text:span text:style-name="a915" text:class-names=""/></text:p>
                  </text:list-item>
                </text:list>
              </text:list-item>
            </text:list>
            <text:list text:style-name="a929">
              <text:list-item>
                <text:p text:style-name="a928" text:class-names="" text:cond-style-name=""><text:span text:style-name="a918" text:class-names="">Greater</text:span><text:span text:style-name="a919" text:class-names=""><text:s text:c="1"/></text:span><text:span text:style-name="a920" text:class-names="">compliance</text:span><text:span text:style-name="a921" text:class-names=""><text:s text:c="1"/></text:span><text:span text:style-name="a922" text:class-names="">with</text:span><text:span text:style-name="a923" text:class-names=""><text:s text:c="1"/></text:span><text:span text:style-name="a924" text:class-names="">HTTPS</text:span><text:span text:style-name="a925" text:class-names=""><text:s text:c="1"/></text:span><text:span text:style-name="a926" text:class-names="">SVCB</text:span><text:span text:style-name="a927" text:class-names=""/></text:p>
              </text:list-item>
            </text:list>
            <text:list text:style-name="a932">
              <text:list-item>
                <text:p text:style-name="a931" text:class-names="" text:cond-style-name=""><text:span text:style-name="a930" text:class-names="">IANA considerations</text:span></text:p>
              </text:list-item>
            </text:list>
            <text:list text:style-name="a943">
              <text:list-item>
                <text:list text:style-name="a943">
                  <text:list-item>
                    <text:p text:style-name="a942" text:class-names="" text:cond-style-name=""><text:span text:style-name="a933" text:class-names="">Register</text:span><text:span text:style-name="a934" text:class-names=""><text:s text:c="1"/></text:span><text:span text:style-name="a935" text:class-names="">well-known</text:span><text:span text:style-name="a936" text:class-names=""><text:s text:c="1"/></text:span><text:span text:style-name="a937" text:class-names="">“origin-</text:span><text:span text:style-name="a938" text:class-names="">svcb</text:span><text:span text:style-name="a939" text:class-names="">”</text:span><text:span text:style-name="a940" text:class-names=""><text:s text:c="1"/></text:span><text:span text:style-name="a941" text:class-names="">entry</text:span></text:p>
                  </text:list-item>
                </text:list>
              </text:list-item>
            </text:list>
            <text:list text:style-name="a958">
              <text:list-item>
                <text:list text:style-name="a958">
                  <text:list-item>
                    <text:p text:style-name="a957" text:class-names="" text:cond-style-name=""><text:span text:style-name="a944" text:class-names="">Add</text:span><text:span text:style-name="a945" text:class-names=""><text:s text:c="1"/></text:span><text:span text:style-name="a946" text:class-names="">JSON</text:span><text:span text:style-name="a947" text:class-names=""><text:s text:c="1"/></text:span><text:span text:style-name="a948" text:class-names="">Service</text:span><text:span text:style-name="a949" text:class-names=""><text:s text:c="1"/></text:span><text:span text:style-name="a950" text:class-names="">Binding</text:span><text:span text:style-name="a951" text:class-names=""><text:s text:c="1"/></text:span><text:span text:style-name="a952" text:class-names="">registry</text:span><text:span text:style-name="a953" text:class-names=""><text:s text:c="1"/></text:span><text:span text:style-name="a954" text:class-names="">for</text:span><text:span text:style-name="a955" text:class-names=""><text:s text:c="1"/></text:span><text:span text:style-name="a956" text:class-names="">top-level elements</text:span></text:p>
                  </text:list-item>
                </text:list>
              </text:list-item>
            </text:list>
            <text:list text:style-name="a961">
              <text:list-item>
                <text:p text:style-name="a960" text:class-names="" text:cond-style-name=""><text:span text:style-name="a959" text:class-names="">Security considerations</text:span></text:p>
              </text:list-item>
            </text:list>
            <text:list text:style-name="a970">
              <text:list-item>
                <text:p text:style-name="a969" text:class-names="" text:cond-style-name=""><text:span text:style-name="a962" text:class-names="">Resolved</text:span><text:span text:style-name="a963" text:class-names=""><text:s text:c="1"/></text:span><text:span text:style-name="a964" text:class-names="">many</text:span><text:span text:style-name="a965" text:class-names=""><text:s text:c="1"/></text:span><text:span text:style-name="a966" text:class-names="">issue</text:span><text:span text:style-name="a967" text:class-names="">s</text:span><text:span text:style-name="a968" text:class-names=""/></text:p>
              </text:list-item>
            </text:list>
            <text:list text:style-name="a973">
              <text:list-item>
                <text:p text:style-name="a972" text:class-names="" text:cond-style-name=""><text:span text:style-name="a971" text:class-names=""/></text:p>
              </text:list-item>
            </text:list>
            <text:list text:style-name="a976">
              <text:list-item>
                <text:p text:style-name="a975" text:class-names="" text:cond-style-name=""><text:span text:style-name="a974" text:class-names=""/></text:p>
              </text:list-item>
            </text:list>
          </draw:text-box>
          <svg:title/>
          <svg:desc/>
        </draw:frame>
        <draw:frame draw:id="id100" draw:style-name="a980" draw:name="Slide Number Placeholder 3" svg:x="9.41667in" svg:y="6.95139in" svg:width="3in" svg:height="0.39931in">
          <draw:text-box>
            <text:p text:style-name="a979" text:class-names="" text:cond-style-name=""><text:span text:style-name="a978" text:class-names=""><text:page-number style:num-format="1" text:fixed="false"/></text:span></text:p>
          </draw:text-box>
          <svg:title/>
          <svg:desc/>
        </draw:frame>
      </draw:page>
      <draw:page draw:name="Slide9" draw:style-name="a981" draw:master-page-name="Master1-Layout2-obj-Title-and-Content" presentation:presentation-page-layout-name="Master1-PPL2" draw:id="Slide-264">
        <draw:frame draw:id="id101" presentation:style-name="a985" draw:name="Title 1" svg:x="0.91667in" svg:y="0.39931in" svg:width="11.5in" svg:height="1.44965in" presentation:class="title" presentation:placeholder="false">
          <draw:text-box>
            <text:p text:style-name="a984" text:class-names="" text:cond-style-name=""><text:span text:style-name="a982" text:class-names="">Examples</text:span><text:span text:style-name="a983" text:class-names=""/></text:p>
          </draw:text-box>
          <svg:title/>
          <svg:desc/>
        </draw:frame>
        <draw:frame draw:id="id102" presentation:style-name="a1002" draw:name="Content Placeholder 2" svg:x="0.91667in" svg:y="1.99653in" svg:width="11.5in" svg:height="4.75868in" presentation:class="outline" presentation:placeholder="false">
          <draw:text-box>
            <text:list text:style-name="a1001">
              <text:list-item>
                <text:p text:style-name="a1000" text:class-names="" text:cond-style-name=""><text:span text:style-name="a986" text:class-names="">{<text:line-break/><text:tab/>"</text:span><text:span text:style-name="a987" text:class-names="">regeninterval</text:span><text:span text:style-name="a988" text:class-names="">": 3600,<text:line-break/><text:tab/>"endpoints": [<text:s text:c="1"/></text:span><text:span text:style-name="a989" text:class-names=""><text:line-break/><text:tab/> <text:s text:c="5"/></text:span><text:span text:style-name="a990" text:class-names="">{<text:line-break/><text:tab/><text:tab/>"priority": 1,<text:line-break/><text:tab/><text:tab/>"target": "</text:span><text:span text:style-name="a991" text:class-names="">cdn.example</text:span><text:span text:style-name="a992" text:class-names="">.",<text:line-break/><text:tab/><text:tab/>"params": { "</text:span><text:span text:style-name="a993" text:class-names="">ech</text:span><text:span text:style-name="a994" text:class-names="">": "AD7+DQA65wAgAC..AA==" }<text:line-break/><text:tab/> <text:s text:c="5"/>} …<text:line-break/><text:tab/>]</text:span><text:span text:style-name="a995" text:class-names=""><text:line-break/></text:span><text:span text:style-name="a996" text:class-names="">}<text:line-break/><text:line-break/>{<text:line-break/><text:tab/>"</text:span><text:span text:style-name="a997" text:class-names="">regeninterval</text:span><text:span text:style-name="a998" text:class-names="">": 108000,<text:line-break/><text:tab/>"endpoints": [<text:line-break/><text:tab/><text:tab/>{ "alias": "cdn1.example.com” }<text:line-break/><text:tab/>]<text:line-break/>}</text:span><text:span text:style-name="a999" text:class-names=""/></text:p>
              </text:list-item>
            </text:list>
          </draw:text-box>
          <svg:title/>
          <svg:desc/>
        </draw:frame>
        <draw:frame draw:id="id103" draw:style-name="a1005" draw:name="Slide Number Placeholder 3" svg:x="9.41667in" svg:y="6.95139in" svg:width="3in" svg:height="0.39931in">
          <draw:text-box>
            <text:p text:style-name="a1004" text:class-names="" text:cond-style-name=""><text:span text:style-name="a1003" text:class-names=""><text:page-number style:num-format="1" text:fixed="false"/></text:span></text:p>
          </draw:text-box>
          <svg:title/>
          <svg:desc/>
        </draw:frame>
        <draw:connector draw:type="line" svg:x1="1.00862in" svg:y1="4.71264in" svg:x2="6.13793in" svg:y2="4.71264in" draw:id="id104" draw:style-name="a1006" draw:name="Straight Connector 7">
          <svg:title/>
          <svg:desc/>
        </draw:connector>
      </draw:page>
      <draw:page draw:name="Slide4" draw:style-name="a1007" draw:master-page-name="Master1-Layout2-obj-Title-and-Content" presentation:presentation-page-layout-name="Master1-PPL2" draw:id="Slide-259">
        <draw:frame draw:id="id105" presentation:style-name="a1011" draw:name="Title 1" svg:x="0.91667in" svg:y="0.39931in" svg:width="11.5in" svg:height="1.44965in" presentation:class="title" presentation:placeholder="false">
          <draw:text-box>
            <text:p text:style-name="a1010" text:class-names="" text:cond-style-name=""><text:span text:style-name="a1008" text:class-names=""><text:a xlink:href="https://github.com/sftcd/wkesni/issues" text:style-name="" text:visited-style-name="">https://github.com/sftcd/wkesni/issues</text:a></text:span><text:span text:style-name="a1009" text:class-names=""/></text:p>
          </draw:text-box>
          <svg:title/>
          <svg:desc/>
        </draw:frame>
        <draw:frame draw:id="id106" presentation:style-name="a1076" draw:name="Content Placeholder 2" svg:x="0.91667in" svg:y="1.99653in" svg:width="11.5in" svg:height="4.75868in" presentation:class="outline" presentation:placeholder="false">
          <draw:text-box>
            <text:list text:style-name="a1019">
              <text:list-item>
                <text:p text:style-name="a1018" text:class-names="" text:cond-style-name=""><text:span text:style-name="a1012" text:class-names="">#18 – Any I18N</text:span><text:span text:style-name="a1013" text:class-names=""><text:s text:c="1"/></text:span><text:span text:style-name="a1014" text:class-names="">issues?</text:span><text:span text:style-name="a1015" text:class-names=""><text:s text:c="1"/></text:span><text:span text:style-name="a1016" text:class-names="">(Placeholder)</text:span><text:span text:style-name="a1017" text:class-names=""/></text:p>
              </text:list-item>
            </text:list>
            <text:list text:style-name="a1022">
              <text:list-item>
                <text:p text:style-name="a1021" text:class-names="" text:cond-style-name=""><text:span text:style-name="a1020" text:class-names="">#21 – Architecture for intermediaries</text:span></text:p>
              </text:list-item>
            </text:list>
            <text:list text:style-name="a1050">
              <text:list-item>
                <text:list text:style-name="a1050">
                  <text:list-item>
                    <text:p text:style-name="a1049" text:class-names="" text:cond-style-name=""><text:span text:style-name="a1023" text:class-names="">“Things”</text:span><text:span text:style-name="a1024" text:class-names=""><text:s text:c="1"/></text:span><text:span text:style-name="a1025" text:class-names="">in</text:span><text:span text:style-name="a1026" text:class-names=""><text:s text:c="1"/></text:span><text:span text:style-name="a1027" text:class-names="">front</text:span><text:span text:style-name="a1028" text:class-names=""><text:s text:c="1"/></text:span><text:span text:style-name="a1029" text:class-names="">of</text:span><text:span text:style-name="a1030" text:class-names=""><text:s text:c="1"/></text:span><text:span text:style-name="a1031" text:class-names="">the</text:span><text:span text:style-name="a1032" text:class-names=""><text:s text:c="1"/></text:span><text:span text:style-name="a1033" text:class-names="">origin;</text:span><text:span text:style-name="a1034" text:class-names=""><text:s text:c="1"/></text:span><text:span text:style-name="a1035" text:class-names="">e.g.,</text:span><text:span text:style-name="a1036" text:class-names=""><text:s text:c="1"/></text:span><text:span text:style-name="a1037" text:class-names="">load-balancers</text:span><text:span text:style-name="a1038" text:class-names=""><text:s text:c="1"/></text:span><text:span text:style-name="a1039" text:class-names="">with</text:span><text:span text:style-name="a1040" text:class-names=""><text:s text:c="1"/></text:span><text:span text:style-name="a1041" text:class-names="">different</text:span><text:span text:style-name="a1042" text:class-names=""><text:s text:c="1"/></text:span><text:span text:style-name="a1043" text:class-names="">protocols;</text:span><text:span text:style-name="a1044" text:class-names=""><text:s text:c="1"/></text:span><text:span text:style-name="a1045" text:class-names="">HTTP</text:span><text:span text:style-name="a1046" text:class-names=""><text:s text:c="1"/></text:span><text:span text:style-name="a1047" text:class-names="">gateways</text:span><text:span text:style-name="a1048" text:class-names=""/></text:p>
                  </text:list-item>
                </text:list>
              </text:list-item>
            </text:list>
            <text:list text:style-name="a1055">
              <text:list-item>
                <text:p text:style-name="a1054" text:class-names="" text:cond-style-name=""><text:span text:style-name="a1051" text:class-names="">#16</text:span><text:span text:style-name="a1052" text:class-names=""><text:s text:c="1"/></text:span><text:span text:style-name="a1053" text:class-names="">– One origin can “claim” to speak for others; under-specified? (MT’s early review)</text:span></text:p>
              </text:list-item>
            </text:list>
            <text:list text:style-name="a1067">
              <text:list-item>
                <text:p text:style-name="a1066" text:class-names="" text:cond-style-name=""><text:span text:style-name="a1056" text:class-names="">#14</text:span><text:span text:style-name="a1057" text:class-names=""><text:s text:c="1"/></text:span><text:span text:style-name="a1058" text:class-names="">– Is</text:span><text:span text:style-name="a1059" text:class-names=""><text:s text:c="1"/></text:span><text:span text:style-name="a1060" text:class-names="">this</text:span><text:span text:style-name="a1061" text:class-names=""><text:s text:c="1"/></text:span><text:span text:style-name="a1062" text:class-names="">still</text:span><text:span text:style-name="a1063" text:class-names=""><text:s text:c="1"/></text:span><text:span text:style-name="a1064" text:class-names="">ECH-specific?</text:span><text:span text:style-name="a1065" text:class-names=""/></text:p>
              </text:list-item>
            </text:list>
            <text:list text:style-name="a1075">
              <text:list-item>
                <text:list text:style-name="a1075">
                  <text:list-item>
                    <text:p text:style-name="a1074" text:class-names="" text:cond-style-name=""><text:span text:style-name="a1068" text:class-names="">Thread</text:span><text:span text:style-name="a1069" text:class-names=""><text:s text:c="1"/></text:span><text:span text:style-name="a1070" text:class-names="">on</text:span><text:span text:style-name="a1071" text:class-names=""><text:s text:c="1"/></text:span><text:span text:style-name="a1072" text:class-names="">TLS mailing list</text:span><text:span text:style-name="a1073" text:class-names=""/></text:p>
                  </text:list-item>
                </text:list>
              </text:list-item>
            </text:list>
          </draw:text-box>
          <svg:title/>
          <svg:desc/>
        </draw:frame>
        <draw:frame draw:id="id107" draw:style-name="a1079" draw:name="Slide Number Placeholder 3" svg:x="9.41667in" svg:y="6.95139in" svg:width="3in" svg:height="0.39931in">
          <draw:text-box>
            <text:p text:style-name="a1078" text:class-names="" text:cond-style-name=""><text:span text:style-name="a1077" text:class-names=""><text:page-number style:num-format="1" text:fixed="false"/></text:span></text:p>
          </draw:text-box>
          <svg:title/>
          <svg:desc/>
        </draw:frame>
      </draw:page>
      <draw:page draw:name="Slide10" draw:style-name="a1080" draw:master-page-name="Master1-Layout2-obj-Title-and-Content" presentation:presentation-page-layout-name="Master1-PPL2" draw:id="Slide-265">
        <draw:frame draw:id="id108" presentation:style-name="a1084" draw:name="Title 1" svg:x="0.91667in" svg:y="0.39931in" svg:width="11.5in" svg:height="1.44965in" presentation:class="title" presentation:placeholder="false">
          <draw:text-box>
            <text:p text:style-name="a1083" text:class-names="" text:cond-style-name=""><text:span text:style-name="a1081" text:class-names="">Next Steps</text:span><text:span text:style-name="a1082" text:class-names=""/></text:p>
          </draw:text-box>
          <svg:title/>
          <svg:desc/>
        </draw:frame>
        <draw:frame draw:id="id109" presentation:style-name="a1104" draw:name="Content Placeholder 2" svg:x="0.91667in" svg:y="1.99653in" svg:width="11.5in" svg:height="4.75868in" presentation:class="outline" presentation:placeholder="false">
          <draw:text-box>
            <text:list text:style-name="a1087">
              <text:list-item>
                <text:p text:style-name="a1086" text:class-names="" text:cond-style-name=""><text:span text:style-name="a1085" text:class-names="">Please review, send feedback<text:line-break/></text:span></text:p>
              </text:list-item>
            </text:list>
            <text:list text:style-name="a1094">
              <text:list-item>
                <text:p text:style-name="a1093" text:class-names="" text:cond-style-name=""><text:span text:style-name="a1088" text:class-names="">Particularly</text:span><text:span text:style-name="a1089" text:class-names=""><text:s text:c="1"/></text:span><text:span text:style-name="a1090" text:class-names="">around</text:span><text:span text:style-name="a1091" text:class-names=""><text:s text:c="1"/></text:span><text:span text:style-name="a1092" text:class-names="">issue #14<text:line-break/></text:span></text:p>
              </text:list-item>
            </text:list>
            <text:list text:style-name="a1103">
              <text:list-item>
                <text:p text:style-name="a1102" text:class-names="" text:cond-style-name=""><text:span text:style-name="a1095" text:class-names="">Maybe</text:span><text:span text:style-name="a1096" text:class-names=""><text:s text:c="1"/></text:span><text:span text:style-name="a1097" text:class-names="">WGLC</text:span><text:span text:style-name="a1098" text:class-names=""><text:s text:c="1"/></text:span><text:span text:style-name="a1099" text:class-names="">after IETF 121</text:span><text:span text:style-name="a1100" text:class-names="">?</text:span><text:span text:style-name="a1101" text:class-names=""/></text:p>
              </text:list-item>
            </text:list>
          </draw:text-box>
          <svg:title/>
          <svg:desc/>
        </draw:frame>
        <draw:frame draw:id="id110" draw:style-name="a1107" draw:name="Slide Number Placeholder 3" svg:x="9.41667in" svg:y="6.95139in" svg:width="3in" svg:height="0.39931in">
          <draw:text-box>
            <text:p text:style-name="a1106" text:class-names="" text:cond-style-name=""><text:span text:style-name="a1105"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4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9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7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73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1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8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9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5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6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8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3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4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8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Salz, Rich</meta:initial-creator>
    <dc:creator>Salz, Rich</dc:creator>
    <meta:creation-date>2024-07-21T16:28:45Z</meta:creation-date>
    <dc:date>2024-07-21T16:57:45Z</dc:date>
    <meta:editing-cycles>1</meta:editing-cycles>
    <meta:editing-duration>PT1739S</meta:editing-duration>
    <meta:document-statistic meta:paragraph-count="55" meta:word-count="346"/>
  </office:meta>
</office:document-meta>
</file>